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/>
    </style:style>
  </office:automatic-styles>
  <office:body>
    <office:text text:use-soft-page-breaks="true">
      <text:p text:style-name="P1">TECHNIK TURYSTYKI WIEJSKIEJ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JĘZYK ANGIELSKI</text:p>
      <text:p text:style-name="P11"/>
      <text:p text:style-name="P12"/>
      <text:p text:style-name="P13"/>
      <text:p text:style-name="P14"/>
      <text:p text:style-name="P15"/>
      <text:p text:style-name="P16"/>
      <text:p text:style-name="P17">TEMAT PRACY KONTROLNEJ</text:p>
      <text:p text:style-name="P18"/>
      <text:p text:style-name="P19"/>
      <text:p text:style-name="P20"/>
      <text:p text:style-name="P21"/>
      <text:p text:style-name="P22"/>
      <text:p text:style-name="P23"/>
      <text:p text:style-name="P24"><text:s/>OBSŁUGA KLIENTA W GOSPODARSTWIE</text:p>
      <text:p text:style-name="P25">AGROTURYSTYCZNYCH</text:p>
      <text:p text:style-name="P26"/>
      <text:p text:style-name="P27"/>
      <text:p text:style-name="P28">OPIS PODRÓŻY DO CIEPŁYCH KRAJÓW</text:p>
      <text:p text:style-name="P29"/>
      <text:p text:style-name="P30"/>
      <text:p text:style-name="P31">PLANOWANIE<text:s/>I ORGANIZACJA DZIAŁALNOŚCI GOSPODARCZEJ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Olszak</dc:creator>
    <meta:creation-date>2015-12-28T07:31:00Z</meta:creation-date>
    <dc:date>2017-10-22T19:01:00Z</dc:date>
    <meta:template xlink:href="Normal" xlink:type="simple"/>
    <meta:editing-cycles>4</meta:editing-cycles>
    <meta:editing-duration>PT420S</meta:editing-duration>
    <meta:document-statistic meta:page-count="1" meta:paragraph-count="1" meta:word-count="32" meta:character-count="225" meta:row-count="1" meta:non-whitespace-character-count="194"/>
  </office:meta>
</office:document-meta>
</file>